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p text:style-name="P1">Nicole Martinez</text:p>
      <text:p text:style-name="Normal">Creating Coding</text:p>
      <text:p text:style-name="Normal">September 9, 2024</text:p>
      <text:p text:style-name="P2"><text:span text:style-name="T3">Learning Styles</text:span></text:p>
      <text:p text:style-name="Normal">I do believe learning style affects how we learn. Learning styles can<text:s/>vary depending<text:s/>on the subject matter and on the person trying to learn. The<text:s/>three-learning<text:s/>styles, visual, auditory, and tactile, can be used as a combination that I believe is most helpful. Well, in some situations and not all.<text:s/></text:p>
      <text:p text:style-name="Normal">I did find the article on learning styles interesting. It brought up a great point that<text:s/>how can there be these “learning style” when we are all supposed to be individuals and different human beings? After they did the study with VARK, it made me question what my learning style is. I always thought it was a combination of visual and tactile with some writing thrown in there, but maybe it is not. Maybe that’s why I struggle to retain information sometimes. What truly is my learning style and will best suit me? How do I know I am being efficient and learning to my best ability? This information and going over learning styles expanding my thought process on how I learn and stud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tinez, Nicole</meta:initial-creator>
    <dc:creator>Martinez, Nicole</dc:creator>
    <meta:creation-date>2024-09-10T01:26:00Z</meta:creation-date>
    <dc:date>2024-09-10T01:26:00Z</dc:date>
    <meta:template xlink:href="Normal.dotm" xlink:type="simple"/>
    <meta:editing-cycles>1</meta:editing-cycles>
    <meta:editing-duration>PT0S</meta:editing-duration>
    <meta:document-statistic meta:page-count="1" meta:paragraph-count="2" meta:word-count="156" meta:character-count="1049" meta:row-count="7" meta:non-whitespace-character-count="895"/>
  </office:meta>
</office:document-meta>
</file>